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.07.2018 15:30:12<text:tab/>Чтение идентификационных данных</text:p>
      <text:p text:style-name="P1">Внутренний номер: 941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10.07.2018 15:30:13<text:tab/>Чтение времени интегрирования</text:p>
      <text:p text:style-name="P1">254</text:p>
      <text:p text:style-name="P1"/>
      <text:p text:style-name="P1">10.07.2018 15:30:14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10.07.2018 15:30:18<text:tab/>Чтение коэффициентов</text:p>
      <text:p text:style-name="P1">Cчётчик 1: мёртвое время: 6.223e-005</text:p>
      <text:p text:style-name="P1">Cчётчик 1: коэффициент: 0.07311</text:p>
      <text:p text:style-name="P1">Cчётчик 1: собственный фон: 0.6185</text:p>
      <text:p text:style-name="P1"/>
      <text:p text:style-name="P1">10.07.2018 15:30:22<text:tab/>Чтение коэффициентов</text:p>
      <text:p text:style-name="P1">Cчётчик 1: мёртвое время: 3.067e-005</text:p>
      <text:p text:style-name="P1">Cчётчик 1: коэффициент: 5.867</text:p>
      <text:p text:style-name="P1">Cчётчик 1: собственный фон: 0</text:p>
      <text:p text:style-name="P1"/>
      <text:p text:style-name="P1">10.07.2018 15:30:27<text:tab/>Чтение коэффициентов</text:p>
      <text:p text:style-name="P1">Cчётчик 1: мёртвое время: 0.0001309</text:p>
      <text:p text:style-name="P1">Cчётчик 1: коэффициент: 1153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10.07.2018 15:35:53<text:tab/>Чтение идентификационных данных</text:p>
      <text:p text:style-name="P1">Внутренний номер: 942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10.07.2018 15:35:54<text:tab/>Чтение времени интегрирования</text:p>
      <text:p text:style-name="P1">254</text:p>
      <text:p text:style-name="P1"/>
      <text:p text:style-name="P1">10.07.2018 15:35:55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10.07.2018 15:35:56<text:tab/>Чтение коэффициентов</text:p>
      <text:p text:style-name="P1">Cчётчик 1: мёртвое время: 6.93e-005</text:p>
      <text:p text:style-name="P1">Cчётчик 1: коэффициент: 0.07016</text:p>
      <text:p text:style-name="P1">Cчётчик 1: собственный фон: 0.6215</text:p>
      <text:p text:style-name="P1"/>
      <text:p text:style-name="P1">10.07.2018 15:35:59<text:tab/>Чтение коэффициентов</text:p>
      <text:p text:style-name="P1">Cчётчик 1: мёртвое время: 2.907e-005</text:p>
      <text:p text:style-name="P1">Cчётчик 1: коэффициент: 5.199</text:p>
      <text:p text:style-name="P1">Cчётчик 1: собственный фон: 0</text:p>
      <text:p text:style-name="P1"/>
      <text:p text:style-name="P1">10.07.2018 15:36:02<text:tab/>Чтение коэффициентов</text:p>
      <text:p text:style-name="P1">Cчётчик 1: мёртвое время: 0.0001703</text:p>
      <text:p text:style-name="P1">Cчётчик 1: коэффициент: 420</text:p>
      <text:p text:style-name="P1">Cчётчик 1: собственный фон: 0</text:p>
      <text:p text:style-name="P1"><text:soft-page-break/>10.07.2018 15:37:15<text:tab/>Чтение идентификационных данных</text:p>
      <text:p text:style-name="P1">Внутренний номер: 943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10.07.2018 15:37:16<text:tab/>Чтение времени интегрирования</text:p>
      <text:p text:style-name="P1">254</text:p>
      <text:p text:style-name="P1"/>
      <text:p text:style-name="P1">10.07.2018 15:37:17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10.07.2018 15:37:27<text:tab/>Чтение коэффициентов</text:p>
      <text:p text:style-name="P1">Cчётчик 1: мёртвое время: 5.981e-005</text:p>
      <text:p text:style-name="P1">Cчётчик 1: коэффициент: 0.07288</text:p>
      <text:p text:style-name="P1">Cчётчик 1: собственный фон: 0.4809</text:p>
      <text:p text:style-name="P1"/>
      <text:p text:style-name="P1">10.07.2018 15:37:30<text:tab/>Чтение коэффициентов</text:p>
      <text:p text:style-name="P1">Cчётчик 1: мёртвое время: 2.902e-005</text:p>
      <text:p text:style-name="P1">Cчётчик 1: коэффициент: 6.512</text:p>
      <text:p text:style-name="P1">Cчётчик 1: собственный фон: 0</text:p>
      <text:p text:style-name="P1"/>
      <text:p text:style-name="P1">10.07.2018 15:37:33<text:tab/>Чтение коэффициентов</text:p>
      <text:p text:style-name="P1">Cчётчик 1: мёртвое время: 0.0001301</text:p>
      <text:p text:style-name="P1">Cчётчик 1: коэффициент: 1218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10.07.2018 15:39:28<text:tab/>Чтение идентификационных данных</text:p>
      <text:p text:style-name="P1">Внутренний номер: 946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10.07.2018 15:39:29<text:tab/>Чтение времени интегрирования</text:p>
      <text:p text:style-name="P1">254</text:p>
      <text:p text:style-name="P1"/>
      <text:p text:style-name="P1">10.07.2018 15:39:29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10.07.2018 15:39:32<text:tab/>Чтение коэффициентов</text:p>
      <text:p text:style-name="P1">Cчётчик 1: мёртвое время: 7.411e-005</text:p>
      <text:p text:style-name="P1">Cчётчик 1: коэффициент: 0.07313</text:p>
      <text:p text:style-name="P1">Cчётчик 1: собственный фон: 0.7858</text:p>
      <text:p text:style-name="P1"/>
      <text:p text:style-name="P1">10.07.2018 15:39:35<text:tab/>Чтение коэффициентов</text:p>
      <text:p text:style-name="P1">Cчётчик 1: мёртвое время: 4.434e-005</text:p>
      <text:p text:style-name="P1">Cчётчик 1: коэффициент: 7.149</text:p>
      <text:p text:style-name="P1">Cчётчик 1: собственный фон: 0</text:p>
      <text:p text:style-name="P1"/>
      <text:p text:style-name="P1">10.07.2018 15:39:39<text:tab/>Чтение коэффициентов</text:p>
      <text:p text:style-name="P1">Cчётчик 1: мёртвое время: 0.0002452</text:p>
      <text:p text:style-name="P1">Cчётчик 1: коэффициент: 2071</text:p>
      <text:p text:style-name="P1">Cчётчик 1: собственный фон: 0</text:p>
      <text:p text:style-name="P1"><text:soft-page-break/>10.07.2018 15:40:55<text:tab/>Чтение идентификационных данных</text:p>
      <text:p text:style-name="P1">Внутренний номер: 944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10.07.2018 15:40:55<text:tab/>Чтение времени интегрирования</text:p>
      <text:p text:style-name="P1">254</text:p>
      <text:p text:style-name="P1"/>
      <text:p text:style-name="P1">10.07.2018 15:40:56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10.07.2018 15:40:58<text:tab/>Чтение коэффициентов</text:p>
      <text:p text:style-name="P1">Cчётчик 1: мёртвое время: 7.092e-005</text:p>
      <text:p text:style-name="P1">Cчётчик 1: коэффициент: 0.07288</text:p>
      <text:p text:style-name="P1">Cчётчик 1: собственный фон: 0.8994</text:p>
      <text:p text:style-name="P1"/>
      <text:p text:style-name="P1">10.07.2018 15:41:00<text:tab/>Чтение коэффициентов</text:p>
      <text:p text:style-name="P1">Cчётчик 1: мёртвое время: 2.852e-005</text:p>
      <text:p text:style-name="P1">Cчётчик 1: коэффициент: 5.669</text:p>
      <text:p text:style-name="P1">Cчётчик 1: собственный фон: 0</text:p>
      <text:p text:style-name="P1"/>
      <text:p text:style-name="P1">10.07.2018 15:41:04<text:tab/>Чтение коэффициентов</text:p>
      <text:p text:style-name="P1">Cчётчик 1: мёртвое время: 0.0001335</text:p>
      <text:p text:style-name="P1">Cчётчик 1: коэффициент: 1120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10.07.2018 15:41:56<text:tab/>Чтение идентификационных данных</text:p>
      <text:p text:style-name="P1">Внутренний номер: 945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10.07.2018 15:41:57<text:tab/>Чтение времени интегрирования</text:p>
      <text:p text:style-name="P1">254</text:p>
      <text:p text:style-name="P1"/>
      <text:p text:style-name="P1">10.07.2018 15:41:58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10.07.2018 15:41:59<text:tab/>Чтение коэффициентов</text:p>
      <text:p text:style-name="P1">Cчётчик 1: мёртвое время: 7.45e-005</text:p>
      <text:p text:style-name="P1">Cчётчик 1: коэффициент: 0.07351</text:p>
      <text:p text:style-name="P1">Cчётчик 1: собственный фон: 0.5259</text:p>
      <text:p text:style-name="P1"/>
      <text:p text:style-name="P1">10.07.2018 15:42:03<text:tab/>Чтение коэффициентов</text:p>
      <text:p text:style-name="P1">Cчётчик 1: мёртвое время: 3.559e-005</text:p>
      <text:p text:style-name="P1">Cчётчик 1: коэффициент: 6.005</text:p>
      <text:p text:style-name="P1">Cчётчик 1: собственный фон: 0</text:p>
      <text:p text:style-name="P1"/>
      <text:p text:style-name="P1">10.07.2018 15:42:05<text:tab/>Чтение коэффициентов</text:p>
      <text:p text:style-name="P1">Cчётчик 1: мёртвое время: 0.0001232</text:p>
      <text:p text:style-name="P1">Cчётчик 1: коэффициент: 1290</text:p>
      <text:p text:style-name="P1">Cчётчик 1: собственный фон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30M32S</meta:editing-duration>
    <meta:editing-cycles>61</meta:editing-cycles>
    <meta:generator>OpenOffice/4.1.4$Win32 OpenOffice.org_project/414m5$Build-9788</meta:generator>
    <dc:date>2018-07-10T15:57:00.36</dc:date>
    <meta:print-date>2018-07-10T15:42:58.13</meta:print-date>
    <meta:printed-by>Vadim Serikov</meta:printed-by>
    <dc:creator>Vadim Serikov</dc:creator>
    <meta:document-statistic meta:table-count="0" meta:image-count="0" meta:object-count="0" meta:page-count="3" meta:paragraph-count="132" meta:word-count="546" meta:character-count="4011"/>
    <meta:user-defined meta:name="Info 1"/>
    <meta:user-defined meta:name="Info 2"/>
    <meta:user-defined meta:name="Info 3"/>
    <meta:user-defined meta:name="Info 4"/>
  </office:meta>
</office:document-meta>
</file>